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swerFunctionalInterfaces.toAnswer( final Answer6 &lt; T , A , B , C , D , E , F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swerFunctionalInterfaces.toAnswer( final Answer3 &lt; T , A , B , C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swerFunctionalInterfaces.findAnswerMethod( final Class &lt; ? &gt; type , final int numberOf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swerFunctionalInterfaces.toAnswer( final VoidAnswer1 &lt; A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swerFunctionalInterfaces.toAnswer( final VoidAnswer5 &lt; A , B , C , D , E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swerFunctionalInterfaces.AnswerFunctional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swerFunctionalInterfaces.toAnswer( final Answer4 &lt; T , A , B , C , D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swerFunctionalInterfaces.toAnswer( final Answer5 &lt; T , A , B , C , D , E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swerFunctionalInterfaces.toAnswer( final VoidAnswer6 &lt; A , B , C , D , E , F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swerFunctionalInterfaces.toAnswer( final Answer2 &lt; T , A , B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swerFunctionalInterfaces.toAnswer( final VoidAnswer2 &lt; A , B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swerFunctionalInterfaces.toAnswer( final VoidAnswer3 &lt; A , B , C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swerFunctionalInterfaces.lastParameter( InvocationOnMock invocation , Method answerMethod , int argumen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swerFunctionalInterfaces.toAnswer( final Answer1 &lt; T , A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swerFunctionalInterfaces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swerFunctionalInterfaces.toAnswer( final VoidAnswer4 &lt; A , B , C , D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